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00000020060E36F2B.jpg"/>
  <manifest:file-entry manifest:media-type="image/jpeg" manifest:full-path="Pictures/1000000000000200000002001095CE75.jpg"/>
  <manifest:file-entry manifest:media-type="image/jpeg" manifest:full-path="Pictures/1000000000000200000002000CA18D06.jpg"/>
  <manifest:file-entry manifest:media-type="image/jpeg" manifest:full-path="Pictures/100000000000020000000200DF3CDDFB.jpg"/>
  <manifest:file-entry manifest:media-type="image/jpeg" manifest:full-path="Pictures/1000000000000200000002003ECFBD0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02cm" svg:stroke-color="#000000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1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64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8pt"/>
    </style:style>
    <style:style style:name="P3" style:family="paragraph">
      <style:paragraph-properties fo:margin-left="0cm" fo:margin-right="0cm" fo:text-indent="0cm"/>
      <style:text-properties fo:color="#ffffff" fo:font-size="18pt" fo:font-weight="bold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ffff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7.618cm" svg:height="7.622cm" svg:x="2.234cm" svg:y="2.563cm">
          <draw:image xlink:href="Pictures/100000000000020000000200DF3CDDFB.jpg" xlink:type="simple" xlink:show="embed" xlink:actuate="onLoad">
            <text:p/>
          </draw:image>
        </draw:frame>
        <draw:frame draw:style-name="gr1" draw:text-style-name="P1" draw:layer="layout" svg:width="7.618cm" svg:height="7.622cm" svg:x="10.186cm" svg:y="2.563cm">
          <draw:image xlink:href="Pictures/1000000000000200000002003ECFBD08.jpg" xlink:type="simple" xlink:show="embed" xlink:actuate="onLoad">
            <text:p/>
          </draw:image>
        </draw:frame>
        <draw:frame draw:style-name="gr1" draw:text-style-name="P1" draw:layer="layout" svg:width="7.618cm" svg:height="7.622cm" svg:x="18.139cm" svg:y="2.563cm">
          <draw:image xlink:href="Pictures/10000000000002000000020060E36F2B.jpg" xlink:type="simple" xlink:show="embed" xlink:actuate="onLoad">
            <text:p/>
          </draw:image>
        </draw:frame>
        <draw:frame draw:style-name="gr1" draw:text-style-name="P1" draw:layer="layout" svg:width="7.618cm" svg:height="7.622cm" svg:x="6.243cm" svg:y="10.521cm">
          <draw:image xlink:href="Pictures/1000000000000200000002000CA18D06.jpg" xlink:type="simple" xlink:show="embed" xlink:actuate="onLoad">
            <text:p/>
          </draw:image>
        </draw:frame>
        <draw:frame draw:style-name="gr1" draw:text-style-name="P1" draw:layer="layout" svg:width="7.618cm" svg:height="7.622cm" svg:x="14.13cm" svg:y="10.521cm">
          <draw:image xlink:href="Pictures/1000000000000200000002001095CE75.jpg" xlink:type="simple" xlink:show="embed" xlink:actuate="onLoad">
            <text:p/>
          </draw:image>
        </draw:frame>
        <draw:frame draw:style-name="gr2" draw:text-style-name="P3" draw:layer="layout" svg:width="2.018cm" svg:height="0.962cm" svg:x="7.612cm" svg:y="9.015cm">
          <draw:text-box>
            <text:p text:style-name="P2"><text:span text:style-name="T1">A119</text:span></text:p>
          </draw:text-box>
        </draw:frame>
        <draw:frame draw:style-name="gr3" draw:text-style-name="P3" draw:layer="layout" svg:width="2.369cm" svg:height="0.962cm" svg:x="15.265cm" svg:y="9.015cm">
          <draw:text-box>
            <text:p text:style-name="P2"><text:span text:style-name="T1">A1650</text:span></text:p>
          </draw:text-box>
        </draw:frame>
        <draw:frame draw:style-name="gr4" draw:text-style-name="P3" draw:layer="layout" svg:width="2.365cm" svg:height="0.962cm" svg:x="23.217cm" svg:y="9.015cm">
          <draw:text-box>
            <text:p text:style-name="P2"><text:span text:style-name="T1">A2063</text:span></text:p>
          </draw:text-box>
        </draw:frame>
        <draw:frame draw:style-name="gr4" draw:text-style-name="P3" draw:layer="layout" svg:width="2.365cm" svg:height="0.962cm" svg:x="11.308cm" svg:y="16.972cm">
          <draw:text-box>
            <text:p text:style-name="P2"><text:span text:style-name="T1">A2107</text:span></text:p>
          </draw:text-box>
        </draw:frame>
        <draw:frame draw:style-name="gr3" draw:text-style-name="P3" draw:layer="layout" svg:width="2.369cm" svg:height="0.962cm" svg:x="19.195cm" svg:y="16.972cm">
          <draw:text-box>
            <text:p text:style-name="P2"><text:span text:style-name="T1">A214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meta:initial-creator>Kenneth Cavagnolo</meta:initial-creator>
    <meta:creation-date>2007-11-14T17:43:35</meta:creation-date>
    <dc:creator>Ken Cavagnolo</dc:creator>
    <dc:date>2007-11-15T00:06:34</dc:date>
    <dc:language>en-US</dc:language>
    <meta:editing-cycles>3</meta:editing-cycles>
    <meta:editing-duration>PT26M25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